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Clock" svg:font-family="aClock" style:font-pitch="fixed"/>
    <style:font-face style:name="Abyssinica SIL" svg:font-family="'Abyssinica SIL'" style:font-pitch="variable"/>
    <style:font-face style:name="Aller" svg:font-family="Aller" style:font-pitch="variable"/>
    <style:font-face style:name="Amaze" svg:font-family="Amaze" style:font-pitch="variable"/>
    <style:font-face style:name="Aunchanted" svg:font-family="Aunchanted" style:font-pitch="variable"/>
    <style:font-face style:name="Birch Std" svg:font-family="'Birch Std'" style:font-pitch="variable"/>
    <style:font-face style:name="Bonzai" svg:font-family="Bonzai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8pt" officeooo:rsid="001146b1" officeooo:paragraph-rsid="001146b1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2pt" officeooo:rsid="001146b1" officeooo:paragraph-rsid="001146b1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22pt" officeooo:rsid="001146b1" officeooo:paragraph-rsid="001146b1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6pt" officeooo:rsid="001146b1" officeooo:paragraph-rsid="001146b1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Natanael Moj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oncierto Para Saxofón y Orquesta</text:p>
      <text:p text:style-name="P5">Op.35</text:p>
      <text:p text:style-name="P2"/>
      <text:p text:style-name="P2"/>
      <text:p text:style-name="P2"/>
      <text:p text:style-name="P6">I. Allegro</text:p>
      <text:p text:style-name="P6">II. Romaza</text:p>
      <text:p text:style-name="P6">III.Toccata</text:p>
      <text:p text:style-name="P2"/>
      <text:p text:style-name="P2"/>
      <text:p text:style-name="P2"/>
      <text:p text:style-name="P2"/>
      <text:p text:style-name="P2"/>
      <text:p text:style-name="P2">Obra dedicada a la Cátedra de Saxofón de la </text:p>
      <text:p text:style-name="P2">Universidad de Costa Rica</text:p>
      <text:p text:style-name="P2"/>
      <text:p text:style-name="P2"/>
      <text:p text:style-name="P4"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Clock" svg:font-family="aClock" style:font-pitch="fixed"/>
    <style:font-face style:name="Abyssinica SIL" svg:font-family="'Abyssinica SIL'" style:font-pitch="variable"/>
    <style:font-face style:name="Aller" svg:font-family="Aller" style:font-pitch="variable"/>
    <style:font-face style:name="Amaze" svg:font-family="Amaze" style:font-pitch="variable"/>
    <style:font-face style:name="Aunchanted" svg:font-family="Aunchanted" style:font-pitch="variable"/>
    <style:font-face style:name="Birch Std" svg:font-family="'Birch Std'" style:font-pitch="variable"/>
    <style:font-face style:name="Bonzai" svg:font-family="Bonzai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7:56:50.529513717</meta:creation-date>
    <dc:date>2015-10-06T08:11:30.388234330</dc:date>
    <meta:editing-duration>P0D</meta:editing-duration>
    <meta:editing-cycles>1</meta:editing-cycles>
    <meta:document-statistic meta:table-count="0" meta:image-count="0" meta:object-count="0" meta:page-count="1" meta:paragraph-count="9" meta:word-count="27" meta:character-count="154" meta:non-whitespace-character-count="135"/>
    <meta:generator>LibreOffice/4.2.8.2$Linux_X86_64 LibreOffice_project/420m0$Build-2</meta:generator>
  </office:meta>
</office:document-meta>
</file>